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PABASE_URL=https://zuymsniusgkjywgsbfvb.supabase.co</text:p>
      <text:p text:style-name="Standard">SUPABASE_KEY=sb_publishable_GbUxVEutFTvIKxFtSzbiKg_XZ5sDTZt</text:p>
      <text:p text:style-name="Standard">OPENAI_API_KEY=sua_chave_da_openai_aqu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4T19:39:48.681851183</meta:creation-date>
    <dc:date>2026-04-04T19:43:29.399911528</dc:date>
    <meta:editing-duration>PT3M41S</meta:editing-duration>
    <meta:editing-cycles>1</meta:editing-cycles>
    <meta:document-statistic meta:table-count="0" meta:image-count="0" meta:object-count="0" meta:page-count="1" meta:paragraph-count="3" meta:word-count="3" meta:character-count="151" meta:non-whitespace-character-count="151"/>
    <meta:generator>LibreOffice/25.8.6.2$Linux_X86_64 LibreOffice_project/580$Build-2</meta:generator>
  </office:meta>
</office:document-meta>
</file>